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7e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created_utc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subreddit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author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domain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url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num_comments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score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ups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downs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titl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selftext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saved 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from_kind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gilded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from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stickied 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retrieved_on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over_18 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thumbnail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subreddit_id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hide_score 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link_flair_css_class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author_flair_css_class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archived 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is_self 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from_id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permalink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author_flair_text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quarantine 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link_flair_text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  <table:table-row table:style-name="ro1">
          <table:table-cell office:value-type="string" calcext:value-type="string">
            <text:p>distinguished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 </text:p>
          </table:table-cell>
          <table:table-cell office:value-type="string" calcext:value-type="string">
            <text:p>Describe this field..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9:14:31.355715776</meta:creation-date>
    <dc:date>2019-03-02T08:17:43.735149224</dc:date>
    <meta:editing-duration>PT11H11M6S</meta:editing-duration>
    <meta:editing-cycles>1</meta:editing-cycles>
    <meta:document-statistic meta:table-count="1" meta:cell-count="132" meta:object-count="0"/>
    <meta:generator>LibreOffice/6.1.4.2$Linux_X86_64 LibreOffice_project/10$Build-2</meta:generator>
  </office:meta>
</office:document-meta>
</file>